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5354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6319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7929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0" table:default-cell-style-name="ce5"/>
        <table:table-column table:style-name="co16" table:default-cell-style-name="ce5"/>
        <table:table-column table:style-name="co12" table:default-cell-style-name="ce5"/>
        <table:table-column table:style-name="co17" table:default-cell-style-name="ce5"/>
        <table:table-column table:style-name="co18" table:default-cell-style-name="ce1"/>
        <table:table-column table:style-name="co19" table:default-cell-style-name="ce1"/>
        <table:table-column table:style-name="co15" table:number-columns-repeated="1003" table:default-cell-style-name="ce1"/>
        <table:table-row table:style-name="ro1">
          <table:table-cell table:number-columns-repeated="11"/>
          <table:table-cell table:style-name="ce7" office:value-type="string" calcext:value-type="string">
            <text:p>Quiz Signs Research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Zodiac</text:p>
          </table:table-cell>
          <table:table-cell table:number-columns-repeated="2" table:style-name="ce2" office:value-type="string" calcext:value-type="string">
            <text:p>Key</text:p>
          </table:table-cell>
          <table:table-cell table:style-name="ce2"/>
          <table:table-cell table:style-name="ce2" office:value-type="string" calcext:value-type="string">
            <text:p>Personality</text:p>
          </table:table-cell>
          <table:table-cell table:style-name="ce14" office:value-type="string" calcext:value-type="string" table:number-columns-spanned="2" table:number-rows-spanned="1">
            <text:p>Astrol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ecret</text:p>
          </table:table-cell>
          <table:covered-table-cell table:style-name="ce14"/>
          <table:table-cell table:style-name="ce14" office:value-type="string" calcext:value-type="string" table:number-columns-spanned="3" table:number-rows-spanned="1">
            <text:p>Born for This</text:p>
          </table:table-cell>
          <table:covered-table-cell table:number-columns-repeated="2" table:style-name="ce14"/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Essen</text:p>
          </table:table-cell>
          <table:table-cell table:style-name="ce14" office:value-type="string" calcext:value-type="string" table:number-columns-spanned="3" table:number-rows-spanned="1">
            <text:p>Only Ast Book Need</text:p>
          </table:table-cell>
          <table:covered-table-cell table:number-columns-repeated="2" table:style-name="ce14"/>
          <table:table-cell table:style-name="ce14" office:value-type="string" calcext:value-type="string">
            <text:p>Total</text:p>
          </table:table-cell>
          <table:table-cell table:style-name="ce8" table:number-columns-repeated="2"/>
          <table:table-cell table:number-columns-repeated="1003"/>
        </table:table-row>
        <table:table-row table:style-name="ro3"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" office:value-type="string" calcext:value-type="string">
            <text:p>Trait</text:p>
          </table:table-cell>
          <table:table-cell table:style-name="ce14" office:value-type="string" calcext:value-type="string" table:number-columns-spanned="2" table:number-rows-spanned="1">
            <text:p>for Beg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ang</text:p>
          </table:table-cell>
          <table:covered-table-cell table:style-name="ce14"/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</text:p>
          </table:table-cell>
          <table:table-cell table:number-columns-repeated="2" table:style-name="ce14" office:value-type="string" calcext:value-type="string">
            <text:p>Signs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</text:p>
          </table:table-cell>
          <table:table-cell table:style-name="ce14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3"/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5:.R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Urgent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6:.R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am</text:p>
          </table:table-cell>
          <table:table-cell table:style-name="Default"/>
          <table:table-cell/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7:.R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trol</text:p>
          </table:table-cell>
          <table:table-cell/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8:.R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on-orient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9:.R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venturous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0"/>
          <table:table-cell table:formula="of:=COUNTIF([.F10:.R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ggres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11:.R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12:.R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ertive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0"/>
          <table:table-cell table:formula="of:=COUNTIF([.F13:.R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etit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14:.R1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15:.R1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16:.R1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rect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17:.R1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7"/>
          <table:table-cell table:style-name="Default"/>
          <table:table-cell table:style-name="ce15" table:number-columns-repeated="4"/>
          <table:table-cell table:formula="of:=COUNTIF([.F18:.R1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Bor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7"/>
          <table:table-cell table:style-name="Default"/>
          <table:table-cell table:style-name="ce15" table:number-columns-repeated="4"/>
          <table:table-cell table:formula="of:=COUNTIF([.F19:.R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ective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0:.R2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7"/>
          <table:table-cell table:style-name="Default"/>
          <table:table-cell table:style-name="ce15" table:number-columns-repeated="4"/>
          <table:table-cell table:formula="of:=COUNTIF([.F21:.R2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7"/>
          <table:table-cell table:style-name="Default"/>
          <table:table-cell table:style-name="ce15" table:number-columns-repeated="4"/>
          <table:table-cell table:formula="of:=COUNTIF([.F22:.R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5"/>
          <table:table-cell table:style-name="Default"/>
          <table:table-cell table:style-name="ce15" table:number-columns-repeated="4"/>
          <table:table-cell table:formula="of:=COUNTIF([.F23:.R2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mediate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4:.R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ce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5"/>
          <table:table-cell table:style-name="Default"/>
          <table:table-cell table:style-name="ce15" table:number-columns-repeated="4"/>
          <table:table-cell table:formula="of:=COUNTIF([.F25:.R2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ul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5"/>
          <table:table-cell table:style-name="Default"/>
          <table:table-cell table:style-name="ce15" table:number-columns-repeated="4"/>
          <table:table-cell table:formula="of:=COUNTIF([.F26:.R2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cisive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7:.R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5"/>
          <table:table-cell table:style-name="Default"/>
          <table:table-cell table:style-name="ce15" table:number-columns-repeated="4"/>
          <table:table-cell table:formula="of:=COUNTIF([.F28:.R2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ve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9:.R2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pirational</text:p>
          </table:table-cell>
          <table:table-cell table:style-name="ce15" table:number-columns-repeated="8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30:.R3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ioneer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31:.R3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itive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0"/>
          <table:table-cell table:formula="of:=COUNTIF([.F32:.R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arrelsom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33:.R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ish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34:.R3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reliable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0"/>
          <table:table-cell table:formula="of:=COUNTIF([.F35:.R3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2"/>
          <table:table-cell table:formula="of:=COUNTIF([.F36:.R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3"/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38:.R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Realistica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39:.R3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have</text:p>
          </table:table-cell>
          <table:table-cell table:style-name="Default"/>
          <table:table-cell/>
          <table:table-cell table:style-name="ce15" office:value-type="float" office:value="42" calcext:value-type="float">
            <text:p>42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40:.R4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bedience</text:p>
          </table:table-cell>
          <table:table-cell/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41:.R4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ppetitive</text:p>
          </table:table-cell>
          <table:table-cell table:style-name="ce15" table:number-columns-repeated="9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42:.R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sinesslike</text:p>
          </table:table-cell>
          <table:table-cell table:style-name="ce15" table:number-columns-repeated="2"/>
          <table:table-cell table:style-name="ce15" office:value-type="float" office:value="68" calcext:value-type="float">
            <text:p>68</text:p>
          </table:table-cell>
          <table:table-cell table:style-name="ce15" table:number-columns-repeated="10"/>
          <table:table-cell table:formula="of:=COUNTIF([.F43:.R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44:.R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dura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45:.R4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eed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46:.R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47:.R4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48:.R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az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49:.R4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50:.R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m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51:.R5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urishing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52:.R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tie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53:.R5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54:.R5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ity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55:.R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table:number-columns-repeated="2"/>
          <table:table-cell table:style-name="ce15" office:value-type="float" office:value="68" calcext:value-type="float">
            <text:p>68</text:p>
          </table:table-cell>
          <table:table-cell table:style-name="ce15" table:number-columns-repeated="10"/>
          <table:table-cell table:formula="of:=COUNTIF([.F56:.R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/Reliability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7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57:.R5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isk-adverse</text:p>
          </table:table-cell>
          <table:table-cell table:style-name="ce15" table:number-columns-repeated="9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58:.R5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indulgent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59:.R5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uous</text:p>
          </table:table-cell>
          <table:table-cell table:style-name="ce15" table:number-columns-repeated="9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60:.R6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able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number-columns-repeated="12"/>
          <table:table-cell table:formula="of:=COUNTIF([.F61:.R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ead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2"/>
          <table:table-cell table:formula="of:=COUNTIF([.F62:.R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oic</text:p>
          </table:table-cell>
          <table:table-cell table:style-name="ce15" table:number-columns-repeated="9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63:.R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64:.R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</text:p>
          </table:table-cell>
          <table:table-cell table:style-name="ce15" office:value-type="float" office:value="42" calcext:value-type="float">
            <text:p>42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10"/>
          <table:table-cell table:formula="of:=COUNTIF([.F65:.R6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olerant</text:p>
          </table:table-cell>
          <table:table-cell table:style-name="ce15" table:number-columns-repeated="9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66:.R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3"/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68:.R6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Intelligent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69:.R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think</text:p>
          </table:table-cell>
          <table:table-cell table:style-name="Default"/>
          <table:table-cell/>
          <table:table-cell table:style-name="ce15" office:value-type="float" office:value="44" calcext:value-type="float">
            <text:p>44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70:.R7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sdom</text:p>
          </table:table-cell>
          <table:table-cell/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71:.R7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Alert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72:.R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imated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73:.R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municator</text:p>
          </table:table-cell>
          <table:table-cell table:style-name="ce15" office:value-type="float" office:value="44" calcext:value-type="float">
            <text:p>44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74:.R7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office:value-type="float" office:value="43" calcext:value-type="float">
            <text:p>43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75:.R7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verse interest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76:.R7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77:.R7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ssiping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78:.R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79:.R7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igent</text:p>
          </table:table-cell>
          <table:table-cell table:style-name="ce15" office:value-type="float" office:value="43" calcext:value-type="float">
            <text:p>43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80:.R8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81:.R8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ischievous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82:.R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ulti-tasking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83:.R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urotic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table:number-columns-repeated="9"/>
          <table:table-cell table:formula="of:=COUNTIF([.F84:.R8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estioning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85:.R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ck-mind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86:.R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87:.R8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tless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0"/>
          <table:table-cell table:formula="of:=COUNTIF([.F88:.R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lesman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89:.R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allow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90:.R9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perficial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91:.R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lkative</text:p>
          </table:table-cell>
          <table:table-cell table:style-name="ce15" table:number-columns-repeated="9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92:.R9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iplin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93:.R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ariety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94:.R9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ersati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95:.R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tty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2"/>
          <table:table-cell table:formula="of:=COUNTIF([.F96:.R9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98:.R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Carefu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99:.R9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feel</text:p>
          </table:table-cell>
          <table:table-cell table:number-columns-repeated="2"/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00:.R10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Default"/>
          <table:table-cell/>
          <table:table-cell office:value-type="string" calcext:value-type="string">
            <text:p>Harmony</text:p>
          </table:table-cell>
          <table:table-cell/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01:.R1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Anxiet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02:.R10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r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9"/>
          <table:table-cell table:formula="of:=COUNTIF([.F103:.R10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04:.R10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ba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05:.R10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06:.R10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harmon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07:.R1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estic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08:.R1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09:.R1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ic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10:.R1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vasive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11:.R1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mily-oriented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12:.R1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irect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13:.R1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ecurit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9"/>
          <table:table-cell table:formula="of:=COUNTIF([.F114:.R11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ightfu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15:.R1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16:.R1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table:number-columns-repeated="10"/>
          <table:table-cell table:formula="of:=COUNTIF([.F117:.R11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18:.R11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ood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19:.R1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urture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9"/>
          <table:table-cell table:formula="of:=COUNTIF([.F120:.R12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21:.R12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ibilities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22:.R1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ssurance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0"/>
          <table:table-cell table:formula="of:=COUNTIF([.F123:.R12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clusive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24:.R1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i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25:.R12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2"/>
          <table:table-cell table:formula="of:=COUNTIF([.F126:.R12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2"/>
          <table:table-cell table:formula="of:=COUNTIF([.F127:.R1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mpathetic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28:.R12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nacious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29:.R12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mid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30:.R13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5" office:value-type="float" office:value="47" calcext:value-type="float">
            <text:p>47</text:p>
          </table:table-cell>
          <table:table-cell table:style-name="ce15" table:number-columns-repeated="12"/>
          <table:table-cell table:formula="of:=COUNTIF([.F132:.R1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Proud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33:.R1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will</text:p>
          </table:table-cell>
          <table:table-cell table:number-columns-repeated="2"/>
          <table:table-cell table:style-name="ce15" office:value-type="float" office:value="47" calcext:value-type="float">
            <text:p>47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34:.R13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atitude</text:p>
          </table:table-cell>
          <table:table-cell/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35:.R13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ffectionat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36:.R1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37:.R13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ured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38:.R1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39:.R13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ceit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40:.R14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9"/>
          <table:table-cell table:formula="of:=COUNTIF([.F141:.R14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42:.R1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ineering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43:.R1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44:.R1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gotistical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9"/>
          <table:table-cell table:formula="of:=COUNTIF([.F145:.R145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y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46:.R1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47:.R14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amboya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2"/>
          <table:table-cell table:formula="of:=COUNTIF([.F148:.R1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9"/>
          <table:table-cell table:formula="of:=COUNTIF([.F149:.R149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50:.R1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gratitude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51:.R15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10"/>
          <table:table-cell table:formula="of:=COUNTIF([.F152:.R15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gnanim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2"/>
          <table:table-cell table:formula="of:=COUNTIF([.F153:.R15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bl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54:.R15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55:.R1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stentati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2"/>
          <table:table-cell table:formula="of:=COUNTIF([.F156:.R1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utspoken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57:.R15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-confide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58:.R15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oud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59:.R15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adiant</text:p>
          </table:table-cell>
          <table:table-cell table:style-name="ce15" table:number-columns-repeated="2"/>
          <table:table-cell table:style-name="ce15" office:value-type="float" office:value="86" calcext:value-type="float">
            <text:p>86</text:p>
          </table:table-cell>
          <table:table-cell table:style-name="ce15" table:number-columns-repeated="10"/>
          <table:table-cell table:formula="of:=COUNTIF([.F160:.R16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6" calcext:value-type="float">
            <text:p>86</text:p>
          </table:table-cell>
          <table:table-cell table:style-name="ce15" table:number-columns-repeated="10"/>
          <table:table-cell table:formula="of:=COUNTIF([.F161:.R16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62:.R1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mperament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2"/>
          <table:table-cell table:formula="of:=COUNTIF([.F163:.R1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arm</text:p>
          </table:table-cell>
          <table:table-cell table:style-name="ce15" table:number-columns-repeated="9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64:.R1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3"/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66:.R1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Precis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67:.R16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analyze</text:p>
          </table:table-cell>
          <table:table-cell table:number-columns-repeated="2"/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68:.R16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ivine Justice</text:p>
          </table:table-cell>
          <table:table-cell/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69:.R1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alytical</text:p>
          </table:table-cell>
          <table:table-cell table:style-name="ce15" office:value-type="float" office:value="49" calcext:value-type="float">
            <text:p>49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6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70:.R17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xiety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2" calcext:value-type="float">
            <text:p>92</text:p>
          </table:table-cell>
          <table:table-cell table:style-name="ce15" table:number-columns-repeated="9"/>
          <table:table-cell table:formula="of:=COUNTIF([.F171:.R17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tute</text:p>
          </table:table-cell>
          <table:table-cell table:style-name="ce15" table:number-columns-repeated="9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72:.R1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73:.R1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cientious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74:.R17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it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75:.R17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ail-oriented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2" calcext:value-type="float">
            <text:p>92</text:p>
          </table:table-cell>
          <table:table-cell table:style-name="ce15" table:number-columns-repeated="10"/>
          <table:table-cell table:formula="of:=COUNTIF([.F176:.R17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ligent</text:p>
          </table:table-cell>
          <table:table-cell table:style-name="ce15" table:number-columns-repeated="9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77:.R17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organization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78:.R1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uty/Dutiful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6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79:.R17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2"/>
          <table:table-cell table:formula="of:=COUNTIF([.F180:.R18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stidious</text:p>
          </table:table-cell>
          <table:table-cell table:style-name="ce15" table:number-columns-repeated="9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81:.R18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uss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2:.R1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dstrong</text:p>
          </table:table-cell>
          <table:table-cell table:style-name="ce15" table:number-columns-repeated="2"/>
          <table:table-cell table:style-name="ce15" office:value-type="float" office:value="93" calcext:value-type="float">
            <text:p>93</text:p>
          </table:table-cell>
          <table:table-cell table:style-name="ce15" table:number-columns-repeated="10"/>
          <table:table-cell table:formula="of:=COUNTIF([.F183:.R1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4:.R1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nt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5:.R1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6:.R1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7:.R18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fection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88:.R18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tt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89:.R1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 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90:.R19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urity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0"/>
          <table:table-cell table:formula="of:=COUNTIF([.F191:.R1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rky</text:p>
          </table:table-cell>
          <table:table-cell table:style-name="ce15" table:number-columns-repeated="9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192:.R19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93:.R1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2"/>
          <table:table-cell table:formula="of:=COUNTIF([.F194:.R19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ry</text:p>
          </table:table-cell>
          <table:table-cell table:style-name="ce15" table:number-columns-repeated="2"/>
          <table:table-cell table:style-name="ce15" office:value-type="float" office:value="92" calcext:value-type="float">
            <text:p>92</text:p>
          </table:table-cell>
          <table:table-cell table:style-name="ce15" table:number-columns-repeated="10"/>
          <table:table-cell table:formula="of:=COUNTIF([.F195:.R1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formula="of:=COUNTIF([.F196:.R196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formula="of:=COUNTIF([.F197:.R197];&quot;&gt;0&quot;)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3"/>
          <table:table-cell table:style-name="ce15" office:value-type="float" office:value="50" calcext:value-type="float">
            <text:p>50</text:p>
          </table:table-cell>
          <table:table-cell table:style-name="ce15" table:number-columns-repeated="12"/>
          <table:table-cell table:formula="of:=COUNTIF([.F198:.R1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Adaptiv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199:.R19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balance</text:p>
          </table:table-cell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00:.R20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ty</text:p>
          </table:table-cell>
          <table:table-cell/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01:.R2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table:number-columns-repeated="9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02:.R20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nionship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03:.R20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lacen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04:.R20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05:.R20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iderat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06:.R20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operativ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07:.R2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ous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0"/>
          <table:table-cell table:formula="of:=COUNTIF([.F208:.R2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0"/>
          <table:table-cell table:formula="of:=COUNTIF([.F209:.R2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10:.R2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plomatic</text:p>
          </table:table-cell>
          <table:table-cell table:style-name="ce15" table:number-columns-repeated="9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11:.R2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cursive</text:p>
          </table:table-cell>
          <table:table-cell table:style-name="ce15" table:number-columns-repeated="9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12:.R2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travaga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13:.R2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ir/Fairness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8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14:.R21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15:.R2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rm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16:.R2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tl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17:.R21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aciou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18:.R21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19:.R2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monious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20:.R22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21:.R22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12"/>
          <table:table-cell table:formula="of:=COUNTIF([.F222:.R2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activ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23:.R22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table:number-columns-repeated="9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24:.R2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ustic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25:.R22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26:.R22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27:.R2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rtnership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28:.R22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ilient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0"/>
          <table:table-cell table:formula="of:=COUNTIF([.F229:.R22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2"/>
          <table:table-cell table:formula="of:=COUNTIF([.F230:.R23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ociab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8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31:.R23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0"/>
          <table:table-cell table:formula="of:=COUNTIF([.F232:.R2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adventurous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0"/>
          <table:table-cell table:formula="of:=COUNTIF([.F233:.R2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3"/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35:.R23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Intens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36:.R2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desire; I want</text:p>
          </table:table-cell>
          <table:table-cell table:number-columns-repeated="2"/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37:.R23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ision</text:p>
          </table:table-cell>
          <table:table-cell/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38:.R2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table:number-columns-repeated="2"/>
          <table:table-cell table:style-name="ce15" office:value-type="float" office:value="104" calcext:value-type="float">
            <text:p>104</text:p>
          </table:table-cell>
          <table:table-cell table:style-name="ce15" table:number-columns-repeated="10"/>
          <table:table-cell table:formula="of:=COUNTIF([.F239:.R23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ynic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40:.R24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41:.R24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42:.R2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talistic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43:.R2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earless</text:p>
          </table:table-cell>
          <table:table-cell table:style-name="ce15" table:number-columns-repeated="2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10"/>
          <table:table-cell table:formula="of:=COUNTIF([.F244:.R2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45:.R24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46:.R2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nse</text:p>
          </table:table-cell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4" calcext:value-type="float">
            <text:p>104</text:p>
          </table:table-cell>
          <table:table-cell table:style-name="ce15" table:number-columns-repeated="6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47:.R24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48:.R2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ssionate</text:p>
          </table:table-cell>
          <table:table-cell table:style-name="ce15" table:number-columns-repeated="2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6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49:.R24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ceptive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50:.R2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office:value-type="float" office:value="52" calcext:value-type="float">
            <text:p>52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51:.R25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ntful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0"/>
          <table:table-cell table:formula="of:=COUNTIF([.F252:.R2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9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53:.R25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uthles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54:.R25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rcast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55:.R2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cre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56:.R2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57:.R25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</text:p>
          </table:table-cell>
          <table:table-cell table:style-name="ce15" table:number-columns-repeated="9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258:.R25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ndic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3104" calcext:value-type="float">
            <text:p>103,104</text:p>
          </table:table-cell>
          <table:table-cell table:style-name="ce15" table:number-columns-repeated="10"/>
          <table:table-cell table:formula="of:=COUNTIF([.F259:.R259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60:.R26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kahol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2"/>
          <table:table-cell table:formula="of:=COUNTIF([.F261:.R2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3"/>
          <table:table-cell table:style-name="ce15" office:value-type="float" office:value="53" calcext:value-type="float">
            <text:p>53</text:p>
          </table:table-cell>
          <table:table-cell table:style-name="ce15" table:number-columns-repeated="12"/>
          <table:table-cell table:formula="of:=COUNTIF([.F263:.R2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Far-reaching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64:.R2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see</text:p>
          </table:table-cell>
          <table:table-cell table:number-columns-repeated="2"/>
          <table:table-cell table:style-name="ce15" office:value-type="float" office:value="53" calcext:value-type="float">
            <text:p>53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65:.R26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Victory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66:.R2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ve</text:p>
          </table:table-cell>
          <table:table-cell table:style-name="ce15" table:number-columns-repeated="2"/>
          <table:table-cell table:style-name="ce15" office:value-type="float" office:value="109110" calcext:value-type="float">
            <text:p>109,110</text:p>
          </table:table-cell>
          <table:table-cell table:style-name="ce15" table:number-columns-repeated="10"/>
          <table:table-cell table:formula="of:=COUNTIF([.F267:.R26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gumentative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2"/>
          <table:table-cell table:formula="of:=COUNTIF([.F268:.R26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69:.R2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70:.R27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71:.R27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y-go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2"/>
          <table:table-cell table:formula="of:=COUNTIF([.F272:.R2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table:number-columns-repeated="9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73:.R2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thical</text:p>
          </table:table-cell>
          <table:table-cell table:style-name="ce15" table:number-columns-repeated="9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74:.R27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exible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75:.R27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76:.R276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77:.R27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donistic</text:p>
          </table:table-cell>
          <table:table-cell table:style-name="ce15" table:number-columns-repeated="2"/>
          <table:table-cell table:style-name="ce15" office:value-type="float" office:value="110" calcext:value-type="float">
            <text:p>110</text:p>
          </table:table-cell>
          <table:table-cell table:style-name="ce15" table:number-columns-repeated="10"/>
          <table:table-cell table:formula="of:=COUNTIF([.F278:.R2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79:.R27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pefulness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2"/>
          <table:table-cell table:formula="of:=COUNTIF([.F280:.R28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/>
          <table:table-cell table:style-name="ce15" office:value-type="float" office:value="110" calcext:value-type="float">
            <text:p>110</text:p>
          </table:table-cell>
          <table:table-cell table:style-name="ce15" table:number-columns-repeated="10"/>
          <table:table-cell table:formula="of:=COUNTIF([.F281:.R28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82:.R2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83:.R2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table:number-columns-repeated="9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84:.R2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rrow-minded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85:.R2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n-discriminat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2"/>
          <table:table-cell table:formula="of:=COUNTIF([.F286:.R2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8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87:.R28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burdened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88:.R2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iritual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89:.R2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ontaneous</text:p>
          </table:table-cell>
          <table:table-cell table:style-name="ce15" table:number-columns-repeated="9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290:.R29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2"/>
          <table:table-cell table:formula="of:=COUNTIF([.F291:.R2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riminating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92:.R29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sionary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0"/>
          <table:table-cell table:formula="of:=COUNTIF([.F293:.R2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3"/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295:.R2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Usefu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296:.R29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use</text:p>
          </table:table-cell>
          <table:table-cell table:number-columns-repeated="2"/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297:.R29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298:.R29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299:.R29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/Overcau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00:.R300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descending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01:.R30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rolling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02:.R30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teous</text:p>
          </table:table-cell>
          <table:table-cell table:style-name="ce15" table:number-columns-repeated="9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03:.R30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dica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04:.R30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05:.R30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etic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06:.R30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cused</text:p>
          </table:table-cell>
          <table:table-cell table:style-name="ce15" table:number-columns-repeated="9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07:.R30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ug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08:.R30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al-orien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09:.R30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10:.R31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0"/>
          <table:table-cell table:formula="of:=COUNTIF([.F311:.R31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table:number-columns-repeated="9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12:.R31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13:.R31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14:.R314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15:.R31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16:.R31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/Pragma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116" calcext:value-type="float">
            <text:p>115,116</text:p>
          </table:table-cell>
          <table:table-cell table:style-name="ce15" table:number-columns-repeated="6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17:.R31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2"/>
          <table:table-cell table:formula="of:=COUNTIF([.F318:.R31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rved</text:p>
          </table:table-cell>
          <table:table-cell table:style-name="ce15" table:number-columns-repeated="9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19:.R31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ectfuln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20:.R32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onsible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0"/>
          <table:table-cell table:formula="of:=COUNTIF([.F321:.R32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0"/>
          <table:table-cell table:formula="of:=COUNTIF([.F322:.R32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6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23:.R323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mpromising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0"/>
          <table:table-cell table:formula="of:=COUNTIF([.F324:.R32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3"/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26:.R32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Knowing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27:.R32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know</text:p>
          </table:table-cell>
          <table:table-cell table:number-columns-repeated="2"/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28:.R328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ve</text:p>
          </table:table-cell>
          <table:table-cell/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29:.R32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t</text:p>
          </table:table-cell>
          <table:table-cell table:style-name="ce15" table:number-columns-repeated="2"/>
          <table:table-cell table:style-name="ce15" office:value-type="float" office:value="121122" calcext:value-type="float">
            <text:p>121,122</text:p>
          </table:table-cell>
          <table:table-cell table:style-name="ce15" table:number-columns-repeated="10"/>
          <table:table-cell table:formula="of:=COUNTIF([.F330:.R33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roadmind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1:.R33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2:.R33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gmat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3:.R33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ccentr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4:.R33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8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35:.R335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lpfu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6:.R33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umane/Humanitarian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6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37:.R337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rtial</text:p>
          </table:table-cell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38:.R33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ers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39:.R33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40:.R34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ng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41:.R34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42:.R34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ransigent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43:.R34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44:.R34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45:.R34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46:.R34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47:.R34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rv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48:.R34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 table:number-columns-repeated="2"/>
          <table:table-cell table:style-name="ce15" office:value-type="float" office:value="122" calcext:value-type="float">
            <text:p>122</text:p>
          </table:table-cell>
          <table:table-cell table:style-name="ce15" table:number-columns-repeated="10"/>
          <table:table-cell table:formula="of:=COUNTIF([.F349:.R34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riginal</text:p>
          </table:table-cell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50:.R35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bellious/Revolutionary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2" calcext:value-type="float">
            <text:p>122</text:p>
          </table:table-cell>
          <table:table-cell table:style-name="ce15" table:number-columns-repeated="10"/>
          <table:table-cell table:formula="of:=COUNTIF([.F351:.R351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ighteous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52:.R35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53:.R35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 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54:.R35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stematic</text:p>
          </table:table-cell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355:.R35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56:.R35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rel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2"/>
          <table:table-cell table:formula="of:=COUNTIF([.F357:.R35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nventi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2"/>
          <table:table-cell table:formula="of:=COUNTIF([.F358:.R35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sdom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0"/>
          <table:table-cell table:formula="of:=COUNTIF([.F359:.R35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3"/>
          <table:table-cell table:number-columns-repeated="1006"/>
        </table:table-row>
        <table:table-row table:style-name="ro2">
          <table:table-cell table:style-name="ce3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61:.R36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 calcext:value-type="string">
            <text:p>Sympathetica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62:.R36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/>
          <table:table-cell office:value-type="string" calcext:value-type="string">
            <text:p>I believe</text:p>
          </table:table-cell>
          <table:table-cell table:number-columns-repeated="2"/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63:.R36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3"/>
          <table:table-cell/>
          <table:table-cell table:style-name="ce12" office:value-type="string" calcext:value-type="string">
            <text:p>I believe and often suffer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64:.R36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stery</text:p>
          </table:table-cell>
          <table:table-cell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65:.R36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aptabl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66:.R36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dictive</text:p>
          </table:table-cell>
          <table:table-cell table:style-name="ce15" table:number-columns-repeated="9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67:.R36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tistic</text:p>
          </table:table-cell>
          <table:table-cell table:style-name="ce15" table:number-columns-repeated="9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68:.R36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rdened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69:.R36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Careles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0:.R37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nge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1:.R37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it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2:.R37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ssionat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73:.R37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ay-dreamer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4:.R37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5:.R37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Influenced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6:.R37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etic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6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77:.R377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agin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8:.R37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ression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79:.R37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80:.R380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9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81:.R38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Intuitive</text:p>
          </table:table-cell>
          <table:table-cell table:style-name="ce15" table:number-columns-repeated="2"/>
          <table:table-cell table:style-name="ce15" office:value-type="float" office:value="128" calcext:value-type="float">
            <text:p>128</text:p>
          </table:table-cell>
          <table:table-cell table:style-name="ce15" table:number-columns-repeated="10"/>
          <table:table-cell table:formula="of:=COUNTIF([.F382:.R382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Mystical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12"/>
          <table:table-cell table:formula="of:=COUNTIF([.F383:.R38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Non-ambitiou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84:.R38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Non-comb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85:.R38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Psychic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86:.R386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Receptiv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87:.R387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Respon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88:.R388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Secretive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12"/>
          <table:table-cell table:formula="of:=COUNTIF([.F389:.R389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Sensi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6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90:.R390];&quot;&gt;0&quot;)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Stubborn 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2"/>
          <table:table-cell table:formula="of:=COUNTIF([.F391:.R391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Sympathetic</text:p>
          </table:table-cell>
          <table:table-cell table:style-name="ce15" office:value-type="float" office:value="58" calcext:value-type="float">
            <text:p>58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92:.R392];&quot;&gt;0&quot;)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Vagu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93:.R393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Visionary</text:p>
          </table:table-cell>
          <table:table-cell table:style-name="ce15" table:number-columns-repeated="9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394:.R394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4"/>
          <table:table-cell office:value-type="string" calcext:value-type="string">
            <text:p>Vulnerabl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0"/>
          <table:table-cell table:formula="of:=COUNTIF([.F395:.R395];&quot;&gt;0&quot;)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ce15" table:number-columns-repeated="13"/>
          <table:table-cell table:number-columns-repeated="1006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16" table:number-columns-repeated="12"/>
          <table:table-cell table:style-name="ce15"/>
          <table:table-cell table:number-columns-repeated="1006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366:Sheet1.O3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6-29T17:56:41.580134345</dc:date>
    <meta:editing-duration>P1DT3H4M55S</meta:editing-duration>
    <meta:editing-cycles>90</meta:editing-cycles>
    <meta:document-statistic meta:table-count="1" meta:cell-count="1274" meta:object-count="0"/>
  </office:meta>
</office:document-meta>
</file>